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 </text:p>
      <text:p text:style-name="Standard"> </text:p>
      <text:p text:style-name="Standard"> </text:p>
      <text:p text:style-name="Standard">those tasks. </text:p>
      <text:p text:style-name="Standard">The most important tools are covered throughout this course. </text:p>
      <text:p text:style-name="Standard">Data Management is the process of persisting and retrieving data. </text:p>
      <text:p text:style-name="Standard">Data Integration and Transformation, often referred to as Extract, Transform, and Load, </text:p>
      <text:p text:style-name="Standard">or “ETL,” is the process of retrieving data from remote data management systems. </text:p>
      <text:p text:style-name="Standard">Transforming data and loading it into a local data management system is also part of Data </text:p>
      <text:p text:style-name="Standard">Integration and Transformation. </text:p>
      <text:p text:style-name="Standard">Data Visualization is part of an initial data exploration process, as well as being part </text:p>
      <text:p text:style-name="Standard">of a final deliverable. </text:p>
      <text:p text:style-name="Standard">Model Building is the process of creating a machine learning or deep learning model </text:p>
      <text:p text:style-name="Standard">using an appropriate algorithm with a lot of data. </text:p>
      <text:p text:style-name="Standard">Model deployment makes such a machine learning or deep learning model available to third-party </text:p>
      <text:p text:style-name="Standard">applications. </text:p>
      <text:p text:style-name="Standard">Model monitoring and assessment ensures continuous performance quality checks on the deployed </text:p>
      <text:p text:style-name="Standard">models. </text:p>
      <text:p text:style-name="Standard">These checks are for accuracy, fairness, and adversarial robustness. </text:p>
      <text:p text:style-name="Standard">Code asset management uses versioning and other collaborative features to facilitate </text:p>
      <text:p text:style-name="Standard">teamwork. </text:p>
      <text:p text:style-name="Standard">Data asset management brings the same versioning and collaborative components to data. </text:p>
      <text:p text:style-name="Standard">Data asset management also supports replication, backup, and access right management. </text:p>
      <text:p text:style-name="Standard">Development environments, commonly known as Integrated Development Environments, or “IDEs”, </text:p>
      <text:p text:style-name="Standard">are tools that help the data scientist to implement, execute, test, and deploy their </text:p>
      <text:p text:style-name="Standard">work. </text:p>
      <text:p text:style-name="Standard">Execution environments are tools where data preprocessing, model training, and deployment </text:p>
      <text:p text:style-name="Standard">take place. </text:p>
      <text:p text:style-name="Standard">Finally, there is fully integrated, visual tooling available that covers all the previous </text:p>
      <text:p text:style-name="Standard">tooling components, either partially or completely. </text:p>
      <text:p text:style-name="Standard">This concludes this video. </text:p>
      <text:p text:style-name="Standard">In the next video we’ll start looking at open source tools for data science tasks.</text:p>
      <text:p text:style-name="Standard"/>
      <text:p text:style-name="Standard"/>
      <text:p text:style-name="Standard">In part one of this two-part series, we’ll cover data management, open source data integration, </text:p>
      <text:p text:style-name="Standard">transformation, and visualization tools. </text:p>
      <text:p text:style-name="Standard">The most widely used open source data management tools are relational databases such as </text:p>
      <text:p text:style-name="Standard">MySQL and PostgreSQL; NoSQL databases such as MongoDB Apache CouchDB, and Apache Cassandra; </text:p>
      <text:p text:style-name="Standard">and file-based tools such as the Hadoop File System or Cloud File systems like Ceph. </text:p>
      <text:p text:style-name="Standard">Finally,Elasticsearch is mainly used for storing text data and creating a search index for </text:p>
      <text:p text:style-name="Standard">fast document retrieval. </text:p>
      <text:p text:style-name="Standard">The task of data integration and transformation in the classic data warehousing world is called </text:p>
      <text:p text:style-name="Standard">ETL, which stands for “extract, transform, and load.” </text:p>
      <text:p text:style-name="Standard">These days, data scientists often propose the term “ELT” – Extract, Load, Transform“ELT”, </text:p>
      <text:p text:style-name="Standard">stressing the fact that data is dumped somewhere and the data engineer or data scientist themself </text:p>
      <text:p text:style-name="Standard">is responsible for data. </text:p>
      <text:p text:style-name="Standard">Another term for this process has now emerged: “data refinery and cleansing.” </text:p>
      <text:p text:style-name="Standard">Here are the most widely used open source data integration and transformation tools: </text:p>
      <text:p text:style-name="Standard">Apache AirFlow, originally created by AirBNB; KubeFlow, which enables you to execute data </text:p>
      <text:p text:style-name="Standard">science pipelines on top of Kubernetes; Apache Kafka, which originated from LinkedIn; </text:p>
      <text:p text:style-name="Standard"><text:soft-page-break/>Apache Nifi, which delivers a very nice visual editor; </text:p>
      <text:p text:style-name="Standard">Apache SparkSQL (which enables you to use ANSI SQL and scales up to compute clusters </text:p>
      <text:p text:style-name="Standard">of 1000s of nodes), and NodeRED, which also provides a visual editor. </text:p>
      <text:p text:style-name="Standard">NodeRED consumes so little in resources that it even runs on small devices like a Raspberry </text:p>
      <text:p text:style-name="Standard">Pi. </text:p>
      <text:p text:style-name="Standard">We’ll now introduce the most widely used open source data visualization tools. </text:p>
      <text:p text:style-name="Standard">We have to distinguish between programming libraries where you need to use code and tools </text:p>
      <text:p text:style-name="Standard">that contain a user interface. </text:p>
      <text:p text:style-name="Standard">The most popular libraries are covered in the next videos. </text:p>
      <text:p text:style-name="Standard">A similar approach uses Hue, which can create visualizations from SQL queries. </text:p>
      <text:p text:style-name="Standard">Kibana, a data exploration and visualization web application, is limited to Elasticsearch </text:p>
      <text:p text:style-name="Standard">(the data provider). </text:p>
      <text:p text:style-name="Standard">Finally, Apache Superset is a data exploration and visualization web application. </text:p>
      <text:p text:style-name="Standard">Model deployment is extremely important. </text:p>
      <text:p text:style-name="Standard">Once you’ve created a machine learning model capable of predicting some key aspects of </text:p>
      <text:p text:style-name="Standard">the future, you should make that model consumable by other developers and turn it into an API. </text:p>
      <text:p text:style-name="Standard">Apache PredictionIO currently only supports Apache Spark ML models for deployment, but </text:p>
      <text:p text:style-name="Standard">support for all sorts of other libraries is on the roadmap. </text:p>
      <text:p text:style-name="Standard">Seldon is an interesting product since it supports nearly every framework, including </text:p>
      <text:p text:style-name="Standard">TensorFlow, Apache SparkML, R, and scikit-learn. </text:p>
      <text:p text:style-name="Standard">Seldon can run on top of Kubernetes and Redhat OpenShift. </text:p>
      <text:p text:style-name="Standard">Another way to deploy SparkML models is by using MLeap. </text:p>
      <text:p text:style-name="Standard">Finally, TensorFlow can serve any of its models using the TensorFlow service. </text:p>
      <text:p text:style-name="Standard">You can deploy to an embedded device like a Raspberry Pi or a smartphone using TensorFlow </text:p>
      <text:p text:style-name="Standard">Lite, and even deploy to a web browser using TensorFlow dot JS. </text:p>
      <text:p text:style-name="Standard">Model monitoring is another crucial step. </text:p>
      <text:p text:style-name="Standard">Once you’ve deployed a machine learning model, you need to keep track of its prediction </text:p>
      <text:p text:style-name="Standard">performance as new data arrives in order to maintain outdated models. </text:p>
      <text:p text:style-name="Standard">Following are some examples of model monitoring tools: </text:p>
      <text:p text:style-name="Standard">ModelDB is a machine model metadatabase where information about the models are stored and </text:p>
      <text:p text:style-name="Standard">can be queried. </text:p>
      <text:p text:style-name="Standard">It natively supports Apache Spark ML Pipelines and scikit-learn. </text:p>
      <text:p text:style-name="Standard">A generic, multi-purpose tool called Prometheus is also widely used for machine learning model </text:p>
      <text:p text:style-name="Standard">monitoring, although it’s not specifically made for this purpose. </text:p>
      <text:p text:style-name="Standard">Model performance is not exclusively measured through accuracy. </text:p>
      <text:p text:style-name="Standard">Model bias against protected groups like gender or race is also important. </text:p>
      <text:p text:style-name="Standard">The IBM AI Fairness 360 open source toolkit does exactly this. </text:p>
      <text:p text:style-name="Standard">It detects and mitigates against bias in machine learning models. </text:p>
      <text:p text:style-name="Standard">Machine learning models, especially neural-network-based deep learning models, can be subject to adversarial </text:p>
      <text:p text:style-name="Standard">attacks, where an attacker tries to fool the model with manipulated data or by manipulating </text:p>
      <text:p text:style-name="Standard">the model itself. </text:p>
      <text:p text:style-name="Standard">The IBM Adversarial Robustness 360 Toolbox can </text:p>
      <text:p text:style-name="Standard">be used to detect vulnerability to adversarial attacks and help make the model more robust. </text:p>
      <text:p text:style-name="Standard">Machine learning modes are often considered to be a black box that applies some mysterious </text:p>
      <text:p text:style-name="Standard">“magic.” </text:p>
      <text:p text:style-name="Standard">The IBM AI Explainability 360 Toolkit makes the </text:p>
      <text:p text:style-name="Standard">machine learning process more understandable by finding similar examples within a dataset </text:p>
      <text:p text:style-name="Standard">that can be presented to a user for manual comparison. </text:p>
      <text:p text:style-name="Standard">The IBM AI Explainability 360 Toolkit can also illustrate training for a simpler machine </text:p>
      <text:p text:style-name="Standard">learning model by explaining how different input variables affect the final decision </text:p>
      <text:p text:style-name="Standard">of the model. </text:p>
      <text:p text:style-name="Standard"><text:soft-page-break/>Options for code asset management tools have been greatly simplified: </text:p>
      <text:p text:style-name="Standard">For code asset management – also referred to as version management or version control </text:p>
      <text:p text:style-name="Standard">– Git is now the standard. </text:p>
      <text:p text:style-name="Standard">Multiple services have emerged to support Git, with the most prominent being GitHub, </text:p>
      <text:p text:style-name="Standard">which provides hosting for software development version management. </text:p>
      <text:p text:style-name="Standard">The runner-up is definitely GitLab, which has the advantage of being a fully open source </text:p>
      <text:p text:style-name="Standard">platform that you can host and manage yourself. </text:p>
      <text:p text:style-name="Standard">Another choice is Bitbucket. </text:p>
      <text:p text:style-name="Standard">Data asset management, also known as data governance or data lineage, is another crucial </text:p>
      <text:p text:style-name="Standard">part of enterprise grade data science. </text:p>
      <text:p text:style-name="Standard">Data has to be versioned and annotated with metadata. </text:p>
      <text:p text:style-name="Standard">Apache Atlas is a tool that supports this task. </text:p>
      <text:p text:style-name="Standard">Another interesting project, ODPi Egeria, is managed through the Linux Foundation and </text:p>
      <text:p text:style-name="Standard">is an open ecosystem. </text:p>
      <text:p text:style-name="Standard">It offers a set of open APIs, types, and interchange protocols that metadata repositories use to </text:p>
      <text:p text:style-name="Standard">share and exchange data. </text:p>
      <text:p text:style-name="Standard">Finally, Kylo is an open source data lake management software platform that provides </text:p>
      <text:p text:style-name="Standard">extensive support for a wide range of data asset</text:p>
      <text:p text:style-name="Standard"/>
      <text:p text:style-name="Standard">Welcome to part two of this series. </text:p>
      <text:p text:style-name="Standard">In this section, we’ll cover the development environment, open source data integration, </text:p>
      <text:p text:style-name="Standard">transformation, and visualization tools. </text:p>
      <text:p text:style-name="Standard">One of the most popular current development environments that data scientists are using </text:p>
      <text:p text:style-name="Standard">is “Jupyter.” </text:p>
      <text:p text:style-name="Standard">Jupyter first emerged as a tool for interactive Python programming; it now supports more than </text:p>
      <text:p text:style-name="Standard">a hundred different programming languages through “kernels.” </text:p>
      <text:p text:style-name="Standard">Kernels shouldn’t be confused with operating system kernels. </text:p>
      <text:p text:style-name="Standard">Jupyter kernels are encapsulating the different interactive interpreters for the different </text:p>
      <text:p text:style-name="Standard">programming languages. </text:p>
      <text:p text:style-name="Standard">A key property of Jupyter Notebooks is the ability to unify documentation, code, output </text:p>
      <text:p text:style-name="Standard">from the code, shell commands, and visualizations into a single document. </text:p>
      <text:p text:style-name="Standard">JupyterLab is the next generation of Jupyter Notebooks and in the long term, will actually </text:p>
      <text:p text:style-name="Standard">replace Jupyter Notebooks. </text:p>
      <text:p text:style-name="Standard">The architectural changes being introduced in JupyterLab makes Jupyter more modern and </text:p>
      <text:p text:style-name="Standard">modular. </text:p>
      <text:p text:style-name="Standard">From a user’s perspective, the main difference introduced by JupyterLab is the ability to </text:p>
      <text:p text:style-name="Standard">open different types of files, including Jupyter Notebooks, data, and terminals. </text:p>
      <text:p text:style-name="Standard">You can then arrange these files on the canvas. </text:p>
      <text:p text:style-name="Standard">Although Apache Zeppelin has been fully reimplemented, it’s inspired by Jupyter Notebooks and provides </text:p>
      <text:p text:style-name="Standard">a similar experience. </text:p>
      <text:p text:style-name="Standard">One key differentiator is the integrated plotting capability. </text:p>
      <text:p text:style-name="Standard">In Jupyter Notebooks, you are required to use external libraries in Apache Zeppelin, </text:p>
      <text:p text:style-name="Standard">and plotting doesn’t require coding. </text:p>
      <text:p text:style-name="Standard">You can also extend these capabilities by using additional libraries. </text:p>
      <text:p text:style-name="Standard">RStudio is one of the oldest development environments for statistics and data science, having been </text:p>
      <text:p text:style-name="Standard">introduced in 2011. </text:p>
      <text:p text:style-name="Standard">It exclusively runs R and all associated R libraries. </text:p>
      <text:p text:style-name="Standard">However, Python development is possible and R is therefore tightly integrated into this </text:p>
      <text:p text:style-name="Standard">tool to provide an optimal user experience. </text:p>
      <text:p text:style-name="Standard">RStudio unifies programming, execution, debugging, remote data access, data exploration, and </text:p>
      <text:p text:style-name="Standard">visualization into a single tool. </text:p>
      <text:p text:style-name="Standard"><text:soft-page-break/>Spyder tries to mimic the behaviour of RStudio to bring its functionality to the Python world. </text:p>
      <text:p text:style-name="Standard">Although Spyder does not have the same level of functionality as RStudio, data scientists </text:p>
      <text:p text:style-name="Standard">do consider it an alternative. </text:p>
      <text:p text:style-name="Standard">But in the Python world, Jupyter is used more frequently. </text:p>
      <text:p text:style-name="Standard">This diagram shows how Spyder integrates code, documentation, visualizations, and other components </text:p>
      <text:p text:style-name="Standard">into a single canvas. </text:p>
      <text:p text:style-name="Standard">Sometimes your data doesn’t fit into a single computer’s storage or main memory capacity. </text:p>
      <text:p text:style-name="Standard">That’s where cluster execution environments come in. </text:p>
      <text:p text:style-name="Standard">The well known cluster-computing framework Apache Spark is among the most active Apache </text:p>
      <text:p text:style-name="Standard">projects and is used across all industries, including in many Fortune 500 companies. </text:p>
      <text:p text:style-name="Standard">The key property of Apache Spark is linear scalability. </text:p>
      <text:p text:style-name="Standard">This means, if you double the number of servers in a cluster, you’ll also roughly double </text:p>
      <text:p text:style-name="Standard">its performance. </text:p>
      <text:p text:style-name="Standard">After Apache Spark began to gain market share, Apache Flink was created. </text:p>
      <text:p text:style-name="Standard">The key difference between Apache Spark and Apache Flink is that Apache Spark is a batch </text:p>
      <text:p text:style-name="Standard">data processing engine, capable of processing huge amounts of data file by file. </text:p>
      <text:p text:style-name="Standard">Apache Flink, on the other hand, is a stream processing image, with its main focus on processing </text:p>
      <text:p text:style-name="Standard">real-time data streams. </text:p>
      <text:p text:style-name="Standard">Although engine supports both data processing paradigms, Apache Spark is usually the choice </text:p>
      <text:p text:style-name="Standard">in most use cases. </text:p>
      <text:p text:style-name="Standard">One of the latest developments in the data science execution environments is called “Ray,” </text:p>
      <text:p text:style-name="Standard">which has a clear focus on large-scale deep learning model training. </text:p>
      <text:p text:style-name="Standard">Let’s look at open source tools for data scientists that are fully integrated and visual. </text:p>
      <text:p text:style-name="Standard">With these tools, no programming knowledge is necessary. </text:p>
      <text:p text:style-name="Standard">Most important tasks are supported by these tools; these tasks include data integration, </text:p>
      <text:p text:style-name="Standard">transformation, data visualization, and model building. </text:p>
      <text:p text:style-name="Standard">KNIME originated at the University of Konstanz in 2004. </text:p>
      <text:p text:style-name="Standard">As you can see, KNIME has a visual user interface with drag-and-drop capabilities. </text:p>
      <text:p text:style-name="Standard">It also has built-in visualization capabilities. </text:p>
      <text:p text:style-name="Standard">Knime can be be extended by programming in R and Python, and has connectors to Apache </text:p>
      <text:p text:style-name="Standard">Spark. </text:p>
      <text:p text:style-name="Standard">Another example of this group of tools is Orange. </text:p>
      <text:p text:style-name="Standard">It’s less flexible than KNIME, but easier to use. </text:p>
      <text:p text:style-name="Standard">In this video, you’ve learned about the most common data science tasks and which open </text:p>
      <text:p text:style-name="Standard">source tools are relevant to those tasks. </text:p>
      <text:p text:style-name="Standard">In the next video, we’ll describe some established commercial tools that you’ll encounter in </text:p>
      <text:p text:style-name="Standard">your data science experience. </text:p>
      <text:p text:style-name="Standard">Let’s move on to the next video to get more details.</text:p>
      <text:p text:style-name="Standard"/>
      <text:p text:style-name="Standard"/>
      <text:p text:style-name="Standard">We previously covered open source tools for data science. </text:p>
      <text:p text:style-name="Standard">Now, let’s look at the commercial options you’ll find in many enterprise projects. </text:p>
      <text:p text:style-name="Standard">Let’s revisit our overview of different tool categories. </text:p>
      <text:p text:style-name="Standard">In data management, most of an enterprise’s relevant data is stored in an </text:p>
      <text:p text:style-name="Standard">Oracle Database, Microsoft SQL Server, or IBM Db2. </text:p>
      <text:p text:style-name="Standard">Although open source databases are gaining popularity, those three data management products </text:p>
      <text:p text:style-name="Standard">are still considered the industry-standard. </text:p>
      <text:p text:style-name="Standard">They won’t disappear in the near future. </text:p>
      <text:p text:style-name="Standard">It’s not just about functionality. </text:p>
      <text:p text:style-name="Standard">Data is at the heart of every organization, and the availability of commercial supports </text:p>
      <text:p text:style-name="Standard">plays a major role. </text:p>
      <text:p text:style-name="Standard"><text:soft-page-break/>Commercial supports are delivered directly from software vendors, influential partners, </text:p>
      <text:p text:style-name="Standard">and support networks. </text:p>
      <text:p text:style-name="Standard">When we focus on commercial data integration tools, we’re talking about “extract, transform, </text:p>
      <text:p text:style-name="Standard">and load,” or “ETL” tools. </text:p>
      <text:p text:style-name="Standard">According to a Gartner Magic Quadrant, Informatica Powercenter and IBM InfoSphere DataStage are </text:p>
      <text:p text:style-name="Standard">the leaders, followed by products from SAP, Oracle, SAS, Talend, and Microsoft. </text:p>
      <text:p text:style-name="Standard">These tools support design and deployment of ETL data-processing pipelines through a </text:p>
      <text:p text:style-name="Standard">graphical interface. </text:p>
      <text:p text:style-name="Standard">They also provide connectors to most of the commercial and open source target information </text:p>
      <text:p text:style-name="Standard">systems. </text:p>
      <text:p text:style-name="Standard">Finally, Watson Studio Desktop includes a component called Data Refinery, which enables </text:p>
      <text:p text:style-name="Standard">the defining and execution of data integration processes in a spreadsheet style. </text:p>
      <text:p text:style-name="Standard">In the commercial environment, data visualizations are utilizing business intelligence, or “BI”, </text:p>
      <text:p text:style-name="Standard">tools. </text:p>
      <text:p text:style-name="Standard">Their main focus is to create visually attractive and easy-to-understand reports and live dashboards. </text:p>
      <text:p text:style-name="Standard">The most prominent commercial examples are: Tableau, Microsoft Power BI, and IBM Cognos </text:p>
      <text:p text:style-name="Standard">Analytics. </text:p>
      <text:p text:style-name="Standard">Another type of visualization targets data scientists rather than regular users. </text:p>
      <text:p text:style-name="Standard">A sample problem might be “How can different columns in a table relate to each other?” </text:p>
      <text:p text:style-name="Standard">This type of functionality is contained in Watson Studio Desktop. </text:p>
      <text:p text:style-name="Standard">If you want to build a machine learning model using a commercial tool, you should consider </text:p>
      <text:p text:style-name="Standard">using a data mining product. </text:p>
      <text:p text:style-name="Standard">The most prominent of these types of products are: SPSS Modeler and SAS Enterprise Miner. </text:p>
      <text:p text:style-name="Standard">In addition, A version of SPSS Modeler is also available in Watson Studio Desktop, based </text:p>
      <text:p text:style-name="Standard">on the cloud version of the tool. </text:p>
      <text:p text:style-name="Standard">We’ll talk more about cloud-based tools in the next video. </text:p>
      <text:p text:style-name="Standard">In commercial software, model deployment is tightly integrated in the model building process. </text:p>
      <text:p text:style-name="Standard">This diagram shows an example of the SPSS Collaboration and Deployment Services which </text:p>
      <text:p text:style-name="Standard">are used to deploy any type of asset created by the SPSS software tools suite. </text:p>
      <text:p text:style-name="Standard">Other vendors use the same type of process. </text:p>
      <text:p text:style-name="Standard">Commercial software can also export models in an open format. </text:p>
      <text:p text:style-name="Standard">For example, SPSS Modeler supports the exporting of models as Predictive Model Markup Language, </text:p>
      <text:p text:style-name="Standard">or PMML, which can be read by many other commercial and open software packages. </text:p>
      <text:p text:style-name="Standard">Model monitoring is a new discipline and there are currently no relevant commercial tools </text:p>
      <text:p text:style-name="Standard">available. </text:p>
      <text:p text:style-name="Standard">As a result, open source is the first choice. </text:p>
      <text:p text:style-name="Standard">The same is true for code asset management. </text:p>
      <text:p text:style-name="Standard">Open source with Git and GitHub is the effective standard. </text:p>
      <text:p text:style-name="Standard">Data asset management, often called data governance or data lineage, is a crucial part of enterprise </text:p>
      <text:p text:style-name="Standard">grade data science. </text:p>
      <text:p text:style-name="Standard">Data must be versioned and annotated using metadata. </text:p>
      <text:p text:style-name="Standard">Vendors, including Informatica Enterprise Data Governance and IBM, provide tools for </text:p>
      <text:p text:style-name="Standard">these specific tasks. </text:p>
      <text:p text:style-name="Standard">The IBM InfoSphere Information Governance Catalog covers functions like data dictionary, </text:p>
      <text:p text:style-name="Standard">which facilitates discovery of data assets. </text:p>
      <text:p text:style-name="Standard">Each data asset is assigned to a data steward -- the data owner. </text:p>
      <text:p text:style-name="Standard">The data owner is responsible for that data asset and can be contacted. </text:p>
      <text:p text:style-name="Standard">Data lineage is also covered; this enables a user to track back through the transformation </text:p>
      <text:p text:style-name="Standard">steps followed in creating the data assets. </text:p>
      <text:p text:style-name="Standard">The data lineage also includes a reference to the actual source data. </text:p>
      <text:p text:style-name="Standard"><text:soft-page-break/>Rules and policies can be added to reflect complex regulatory and business requirements </text:p>
      <text:p text:style-name="Standard">for data privacy and retention. </text:p>
      <text:p text:style-name="Standard">Watson Studio is a fully integrated development environment for data scientists. </text:p>
      <text:p text:style-name="Standard">It’s usually consumed through the cloud, and we’ll cover more about it in a later </text:p>
      <text:p text:style-name="Standard">lesson. </text:p>
      <text:p text:style-name="Standard">There is also a desktop version available. </text:p>
      <text:p text:style-name="Standard">Watson Studio Desktop combines Jupyter Notebooks with graphical tools to maximize data scientists’ </text:p>
      <text:p text:style-name="Standard">performance. </text:p>
      <text:p text:style-name="Standard">Watson Studio, together with Watson Open Scale, is a fully integrated tool covering the full </text:p>
      <text:p text:style-name="Standard">data science life cycle and all the tasks we’ve discussed previously. </text:p>
      <text:p text:style-name="Standard">We’ll talk more about both in the next lesson. </text:p>
      <text:p text:style-name="Standard">but just keep in mind that they can be deployed in a local data center on top of Kubernetes </text:p>
      <text:p text:style-name="Standard">or RedHat OpenShift. </text:p>
      <text:p text:style-name="Standard">Another example of a fully integrated commercial tool is H2O Driverless AI, which covers the </text:p>
      <text:p text:style-name="Standard">complete data science life cycle. </text:p>
      <text:p text:style-name="Standard">In this lesson, you’ve learned how most common data science tasks are supported by </text:p>
      <text:p text:style-name="Standard">commercial tools. </text:p>
      <text:p text:style-name="Standard">In the next video, we’ll discover data science tools that are available exclusively on the </text:p>
      <text:p text:style-name="Standard">cloud.</text:p>
      <text:p text:style-name="Standard"/>
      <text:p text:style-name="Standard">Since we’ve previously covered open source tools for data science, let’s look at the </text:p>
      <text:p text:style-name="Standard">commercial options you’ll find in many enterprise projects. </text:p>
      <text:p text:style-name="Standard">Take another look at the overview of different tool categories. </text:p>
      <text:p text:style-name="Standard">Since cloud products are a newer species, they follow the trend of having multiple tasks </text:p>
      <text:p text:style-name="Standard">integrated in tools. </text:p>
      <text:p text:style-name="Standard">This especially holds true for the tasks marked green in the diagram. </text:p>
      <text:p text:style-name="Standard">Let’s start with the fully integrated visual tools category. </text:p>
      <text:p text:style-name="Standard">Since these tools introduce a component where large scale execution of data science workflows </text:p>
      <text:p text:style-name="Standard">happens in compute clusters, we’ve changed the title here and added the word “Platform.” </text:p>
      <text:p text:style-name="Standard">These clusters are composed of multiple server machines, transparently for the user, in the </text:p>
      <text:p text:style-name="Standard">background. </text:p>
      <text:p text:style-name="Standard">Watson Studio, together with Watson OpenScale, covers the complete development life cycle </text:p>
      <text:p text:style-name="Standard">for all data science, machine learning, and AI tasks. </text:p>
      <text:p text:style-name="Standard">Another example is Microsoft Azure Machine Learning. </text:p>
      <text:p text:style-name="Standard">This is also a fully cloud-hosted offering supporting the complete development life cycle </text:p>
      <text:p text:style-name="Standard">of all data science, machine learning, and AI tasks. </text:p>
      <text:p text:style-name="Standard">And finally, another example is H2O Driverless AI, which we’ve already introduced in the </text:p>
      <text:p text:style-name="Standard">last video. </text:p>
      <text:p text:style-name="Standard">Although it is a product that you download and install, one-click deployment is available </text:p>
      <text:p text:style-name="Standard">for the common cloud service providers. </text:p>
      <text:p text:style-name="Standard">Since operations and maintenance are not done by the cloud provider, as is the case with </text:p>
      <text:p text:style-name="Standard">Watson Studio, Open Scale, and Azure Machine Learning, this delivery model should not be </text:p>
      <text:p text:style-name="Standard">confused with Platform or Software as a Service -- PaaS or SaaS. </text:p>
      <text:p text:style-name="Standard">In data management, with some exceptions, there are SaaS versions of existing open source </text:p>
      <text:p text:style-name="Standard">and commercial tools. </text:p>
      <text:p text:style-name="Standard">Remember, SaaS stands for “software as a service.” </text:p>
      <text:p text:style-name="Standard">It means that the cloud provider operates the tool for you in the cloud. </text:p>
      <text:p text:style-name="Standard">As an example, the cloud provider operates the product by backing up your data and configuration </text:p>
      <text:p text:style-name="Standard">and installing updates. </text:p>
      <text:p text:style-name="Standard">As mentioned, there is proprietary tooling, which is only available as a cloud product. </text:p>
      <text:p text:style-name="Standard">Sometimes it’s only available from a single cloud provider. </text:p>
      <text:p text:style-name="Standard"><text:soft-page-break/>One example of such a service is Amazon Web Services DynamoDB, a NoSQL database that allows </text:p>
      <text:p text:style-name="Standard">storage and retrieval of data in a key-value or a document store format. </text:p>
      <text:p text:style-name="Standard">The most prominent document data structure is JSON (pronounced “jay-sun”). </text:p>
      <text:p text:style-name="Standard">Another flavour of such a service is Cloudant, which is a database-as-a-service offering. </text:p>
      <text:p text:style-name="Standard">But, under the hood it is based on the open source Apache CouchDB. </text:p>
      <text:p text:style-name="Standard">It has an advantage: although complex operational tasks like updating, backup, restore, and </text:p>
      <text:p text:style-name="Standard">scaling are done by the cloud provider, under the hood this offering is compatible with </text:p>
      <text:p text:style-name="Standard">CouchDB. </text:p>
      <text:p text:style-name="Standard">Therefore, the application can be migrated to another CouchDB server without changing </text:p>
      <text:p text:style-name="Standard">the application. </text:p>
      <text:p text:style-name="Standard">And IBM offers Db2 as a service as well. </text:p>
      <text:p text:style-name="Standard">This is an example of a commercial database made available as a software-as-a-service </text:p>
      <text:p text:style-name="Standard">offering in the cloud, taking operational tasks away from the user. </text:p>
      <text:p text:style-name="Standard">When it comes to commercial data integration tools, we talk not only about “extract, </text:p>
      <text:p text:style-name="Standard">transform, and load,” or “ETL” tools, but also about “extract, load, and transform,” </text:p>
      <text:p text:style-name="Standard">or “ELT,” tools. </text:p>
      <text:p text:style-name="Standard">This means the transformation steps are not done by a data integration team but are pushed </text:p>
      <text:p text:style-name="Standard">towards the domain of the data scientist or data engineer. </text:p>
      <text:p text:style-name="Standard">Two widely used commercial data integration tools are Informatica Cloud Data Integration </text:p>
      <text:p text:style-name="Standard">and IBM’s Data Refinery. </text:p>
      <text:p text:style-name="Standard">Data Refinery enables transformation of large amounts of raw data into consumable, quality </text:p>
      <text:p text:style-name="Standard">information in a spreadsheet-like user interface. </text:p>
      <text:p text:style-name="Standard">Data Refinery is part of IBM Watson Studio. </text:p>
      <text:p text:style-name="Standard">The market for cloud data visualization tools is huge, and every major cloud vendor has </text:p>
      <text:p text:style-name="Standard">one. </text:p>
      <text:p text:style-name="Standard">An example of a smaller company’s cloud-based data visualization tool is DataMeer. </text:p>
      <text:p text:style-name="Standard">IBM offers it’s famous Cognos Business intelligence suite as cloud solution as well. </text:p>
      <text:p text:style-name="Standard">IBM Data Refinery also offers data exploration and visualization functionality in Watson </text:p>
      <text:p text:style-name="Standard">Studio. </text:p>
      <text:p text:style-name="Standard">Again, these are just some examples of a rapidly changing and growing commercial ecosystem </text:p>
      <text:p text:style-name="Standard">among a huge number of established and emerging vendors. </text:p>
      <text:p text:style-name="Standard">In Watson Studio, an abundance of different visualizations can be used to better understand </text:p>
      <text:p text:style-name="Standard">data. </text:p>
      <text:p text:style-name="Standard">For example, this 3D bar chart enables you to visualize a target value on the vertical </text:p>
      <text:p text:style-name="Standard">dimension, which is dependent on two other values on the horizontal dimensions. </text:p>
      <text:p text:style-name="Standard">Coloring enables you to visualize a third dimension. </text:p>
      <text:p text:style-name="Standard">Hierarchical edge bundling enables you to visualize correlations and affiliations between </text:p>
      <text:p text:style-name="Standard">entities. </text:p>
      <text:p text:style-name="Standard">If sufficient, a classic bar chart can do the job as well, whereas a 2D scatter plot </text:p>
      <text:p text:style-name="Standard">with a heat map shows two dependent data fields, one on the y axis and one as color intensity. </text:p>
      <text:p text:style-name="Standard">A tree map shows distribution of subsets within a set, the famous pie chart does the same </text:p>
      <text:p text:style-name="Standard">but in a non-hierarchical manner, and finally, a word cloud pops out significant terms in </text:p>
      <text:p text:style-name="Standard">a document corpus. </text:p>
      <text:p text:style-name="Standard">Model building can be done using a service such as Watson Machine Learning. </text:p>
      <text:p text:style-name="Standard">Watson Machine Learning can train and build models using various open source libraries. </text:p>
      <text:p text:style-name="Standard">Google has a similar service on their cloud called AI Platform Training. </text:p>
      <text:p text:style-name="Standard">Nearly every cloud provider has a solution for this task. </text:p>
      <text:p text:style-name="Standard">Model deployment in commercial software is usually tightly integrated to the model building </text:p>
      <text:p text:style-name="Standard">process. </text:p>
      <text:p text:style-name="Standard">Here is an example of the SPSS Collaboration and Deployment Services, which can be used </text:p>
      <text:p text:style-name="Standard">to deploy any type of asset created by the SPSS software tools suite. </text:p>
      <text:p text:style-name="Standard"><text:soft-page-break/>The same holds for other vendors. </text:p>
      <text:p text:style-name="Standard">In addition, commercial software can export models in an open format. </text:p>
      <text:p text:style-name="Standard">As an example, SPSS Modeler supports exporting models as Predictive Model Markup Language, </text:p>
      <text:p text:style-name="Standard">or “PMML,” which can be read by numerous other commercial and open software packages. </text:p>
      <text:p text:style-name="Standard">Watson Machine Learning can also be used to deploy a model and make it available to consumers </text:p>
      <text:p text:style-name="Standard">using a REST interface. </text:p>
      <text:p text:style-name="Standard">Amazon SageMaker Model Monitor is an example of a cloud tool that continuously monitors </text:p>
      <text:p text:style-name="Standard">deployed machine learning and deep learning models. </text:p>
      <text:p text:style-name="Standard">Again, every major cloud provider has similar tooling. </text:p>
      <text:p text:style-name="Standard">This is also the case for Watson OpenScale. </text:p>
      <text:p text:style-name="Standard">OpenScale and Watson Studio… </text:p>
      <text:p text:style-name="Standard">…unify the landscape. </text:p>
      <text:p text:style-name="Standard">Everything marked in green can be done using Watson Studio and Watson OpenScale. </text:p>
      <text:p text:style-name="Standard">We’ll cover Open Scale will be covered in a later video. </text:p>
      <text:p text:style-name="Standard">You’ve learned how the most common tasks in data science are supported by commercial </text:p>
      <text:p text:style-name="Standard">cloud tools. </text:p>
      <text:p text:style-name="Standard">Integration provides us the ability to use the same tools for multiple tasks. </text:p>
      <text:p text:style-name="Standard">In the next videos, we’ll look at packages, APIs, datasets, and models for data scien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36:18.829638713</meta:creation-date>
    <dc:date>2020-12-22T00:30:20.150321698</dc:date>
    <meta:editing-duration>PT28M4S</meta:editing-duration>
    <meta:editing-cycles>3</meta:editing-cycles>
    <meta:generator>LibreOffice/6.1.5.2$Linux_ARM_EABI LibreOffice_project/10$Build-2</meta:generator>
    <meta:document-statistic meta:table-count="0" meta:image-count="0" meta:object-count="0" meta:page-count="8" meta:paragraph-count="367" meta:word-count="3635" meta:character-count="23468" meta:non-whitespace-character-count="19832"/>
  </office:meta>
</office:document-meta>
</file>